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C1" style:family="table">
      <style:table-properties style:width="16.999cm" table:align="margins"/>
    </style:style>
    <style:style style:name="UC1.A" style:family="table-column">
      <style:table-column-properties style:column-width="4.18cm" style:rel-column-width="2370*"/>
    </style:style>
    <style:style style:name="UC1.B" style:family="table-column">
      <style:table-column-properties style:column-width="12.818cm" style:rel-column-width="7267*"/>
    </style:style>
    <style:style style:name="UC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C1.B1" style:family="table-cell">
      <style:table-cell-properties fo:padding="0.097cm" fo:border="0.002cm solid #000000"/>
    </style:style>
    <style:style style:name="UC1.A2" style:family="table-cell">
      <style:table-cell-properties fo:padding="0.097cm" fo:border-left="0.002cm solid #000000" fo:border-right="none" fo:border-top="none" fo:border-bottom="0.002cm solid #000000"/>
    </style:style>
    <style:style style:name="UC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18cm" style:rel-column-width="2370*"/>
    </style:style>
    <style:style style:name="Tabelle1.B" style:family="table-column">
      <style:table-column-properties style:column-width="12.818cm" style:rel-column-width="72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4.18cm" style:rel-column-width="2370*"/>
    </style:style>
    <style:style style:name="Tabelle2.B" style:family="table-column">
      <style:table-column-properties style:column-width="12.818cm" style:rel-column-width="726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4.18cm" style:rel-column-width="2370*"/>
    </style:style>
    <style:style style:name="Tabelle3.B" style:family="table-column">
      <style:table-column-properties style:column-width="12.818cm" style:rel-column-width="7267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orderungsanalyse</text:p>
      <text:p text:style-name="P1"/>
      <text:p text:style-name="P1">Nicht-funktionale Anforderungen</text:p>
      <text:p text:style-name="P1"/>
      <text:p text:style-name="P2">Das System muss mit Java entwickelt werden und muss mindestens mit der Android Api 19 auf mobilen Endgeräten laufen.</text:p>
      <text:p text:style-name="P2"/>
      <text:p text:style-name="P2">Das System muss jede Anfrage des Benutzers innerhalb von 30 Sekunden ausführen können.</text:p>
      <text:p text:style-name="P2"/>
      <text:p text:style-name="P2">Die Verfügbarkeit des Systems muss bei 99% liegen.</text:p>
      <text:p text:style-name="P2"/>
      <text:p text:style-name="P2">Die ausgetauschten Nachrichten müssen verschlüsselt und für Dritte nicht einsehbar sein.</text:p>
      <text:p text:style-name="P2"/>
      <text:p text:style-name="P1">Funktionale Anforderungen</text:p>
      <text:p text:style-name="P1"/>
      <text:p text:style-name="P1">PDF funktionale Anforderungen</text:p>
      <text:p text:style-name="P1"/>
      <text:p text:style-name="P1">Use Case Spezifikationen</text:p>
      <text:p text:style-name="P1"/>
      <table:table table:name="UC1" table:style-name="UC1">
        <table:table-column table:style-name="UC1.A"/>
        <table:table-column table:style-name="UC1.B"/>
        <table:table-row>
          <table:table-cell table:style-name="UC1.A1" office:value-type="string">
            <text:p text:style-name="P3">Name des Use Case</text:p>
          </table:table-cell>
          <table:table-cell table:style-name="UC1.B1" office:value-type="string">
            <text:p text:style-name="P4">Bluetooth aktivieren</text:p>
          </table:table-cell>
        </table:table-row>
        <table:table-row>
          <table:table-cell table:style-name="UC1.A2" office:value-type="string">
            <text:p text:style-name="P3">Nummer</text:p>
          </table:table-cell>
          <table:table-cell table:style-name="UC1.B2" office:value-type="string">
            <text:p text:style-name="Table_20_Contents">UC1</text:p>
          </table:table-cell>
        </table:table-row>
        <table:table-row>
          <table:table-cell table:style-name="UC1.A2" office:value-type="string">
            <text:p text:style-name="P3">Autor</text:p>
          </table:table-cell>
          <table:table-cell table:style-name="UC1.B2" office:value-type="string">
            <text:p text:style-name="Table_20_Contents">Nils Dralle</text:p>
          </table:table-cell>
        </table:table-row>
        <table:table-row>
          <table:table-cell table:style-name="UC1.A2" office:value-type="string">
            <text:p text:style-name="P3">Version</text:p>
          </table:table-cell>
          <table:table-cell table:style-name="UC1.B2" office:value-type="string">
            <text:p text:style-name="Table_20_Contents">1.0, 01.05.16</text:p>
          </table:table-cell>
        </table:table-row>
        <table:table-row>
          <table:table-cell table:style-name="UC1.A2" office:value-type="string">
            <text:p text:style-name="P3">Kurzbeschreibung</text:p>
          </table:table-cell>
          <table:table-cell table:style-name="UC1.B2" office:value-type="string">
            <text:p text:style-name="Table_20_Contents">Das System und der Benutzer haben die Möglichkeit Bluetooth zu aktivieren.</text:p>
          </table:table-cell>
        </table:table-row>
        <table:table-row>
          <table:table-cell table:style-name="UC1.A2" office:value-type="string">
            <text:p text:style-name="P3">Stakeholder</text:p>
          </table:table-cell>
          <table:table-cell table:style-name="UC1.B2" office:value-type="string">
            <text:p text:style-name="Table_20_Contents">Benutzer</text:p>
          </table:table-cell>
        </table:table-row>
        <table:table-row>
          <table:table-cell table:style-name="UC1.A2" office:value-type="string">
            <text:p text:style-name="P3">Fachverantwortlicher</text:p>
          </table:table-cell>
          <table:table-cell table:style-name="UC1.B2" office:value-type="string">
            <text:p text:style-name="Table_20_Contents">Nils Dralle</text:p>
          </table:table-cell>
        </table:table-row>
        <table:table-row>
          <table:table-cell table:style-name="UC1.A2" office:value-type="string">
            <text:p text:style-name="P3">Vorbedingungen</text:p>
          </table:table-cell>
          <table:table-cell table:style-name="UC1.B2" office:value-type="string">
            <text:p text:style-name="Table_20_Contents">Die Software muss installiert sein und wurde gestartet.</text:p>
          </table:table-cell>
        </table:table-row>
        <table:table-row>
          <table:table-cell table:style-name="UC1.A2" office:value-type="string">
            <text:p text:style-name="P3">Nachbedingungen</text:p>
          </table:table-cell>
          <table:table-cell table:style-name="UC1.B2" office:value-type="string">
            <text:p text:style-name="Table_20_Contents">Bluetooth wurde aktiviert</text:p>
          </table:table-cell>
        </table:table-row>
        <table:table-row>
          <table:table-cell table:style-name="UC1.A2" office:value-type="string">
            <text:p text:style-name="P3">Typischer Ablauf</text:p>
          </table:table-cell>
          <table:table-cell table:style-name="UC1.B2" office:value-type="string">
            <text:p text:style-name="Table_20_Contents">1. Der Benutzer startet die Software</text:p>
            <text:p text:style-name="Table_20_Contents">2. Das System überprüft, ob Bluetooth aktiviert ist</text:p>
            <text:p text:style-name="Table_20_Contents">3. Das System fragt den Benutzer, ob er Bluetooth aktivieren möchte</text:p>
            <text:p text:style-name="Table_20_Contents">4. Bluetooth ist aktiviert</text:p>
          </table:table-cell>
        </table:table-row>
        <table:table-row>
          <table:table-cell table:style-name="UC1.A2" office:value-type="string">
            <text:p text:style-name="P3">Alternativer Ablauf</text:p>
          </table:table-cell>
          <table:table-cell table:style-name="UC1.B2" office:value-type="string">
            <text:p text:style-name="Table_20_Contents">3.1 Bluetooth ist aktiviert</text:p>
          </table:table-cell>
        </table:table-row>
        <table:table-row>
          <table:table-cell table:style-name="UC1.A2" office:value-type="string">
            <text:p text:style-name="P3">Kategorie</text:p>
          </table:table-cell>
          <table:table-cell table:style-name="UC1.B2" office:value-type="string">
            <text:p text:style-name="Table_20_Contents">primär</text:p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Name des Use Case</text:p>
          </table:table-cell>
          <table:table-cell table:style-name="Tabelle1.B1" office:value-type="string">
            <text:p text:style-name="P4">Nachricht senden</text:p>
          </table:table-cell>
        </table:table-row>
        <table:table-row>
          <table:table-cell table:style-name="Tabelle1.A2" office:value-type="string">
            <text:p text:style-name="P3">Nummer</text:p>
          </table:table-cell>
          <table:table-cell table:style-name="Tabelle1.B2" office:value-type="string">
            <text:p text:style-name="Table_20_Contents">UC2</text:p>
          </table:table-cell>
        </table:table-row>
        <table:table-row>
          <table:table-cell table:style-name="Tabelle1.A2" office:value-type="string">
            <text:p text:style-name="P3">Autor</text:p>
          </table:table-cell>
          <table:table-cell table:style-name="Tabelle1.B2" office:value-type="string">
            <text:p text:style-name="Table_20_Contents">Nils Dralle</text:p>
          </table:table-cell>
        </table:table-row>
        <table:table-row>
          <table:table-cell table:style-name="Tabelle1.A2" office:value-type="string">
            <text:p text:style-name="P3">Version</text:p>
          </table:table-cell>
          <table:table-cell table:style-name="Tabelle1.B2" office:value-type="string">
            <text:p text:style-name="Table_20_Contents">1.0, 03.05.16</text:p>
          </table:table-cell>
        </table:table-row>
        <table:table-row>
          <table:table-cell table:style-name="Tabelle1.A2" office:value-type="string">
            <text:p text:style-name="P3">Kurzbeschreibung</text:p>
          </table:table-cell>
          <table:table-cell table:style-name="Tabelle1.B2" office:value-type="string">
            <text:p text:style-name="Table_20_Contents">Der Benutzer hat die Möglichkeit einem anderen Endgerät eine Nachricht über Bluetooth zu senden.</text:p>
          </table:table-cell>
        </table:table-row>
        <table:table-row>
          <table:table-cell table:style-name="Tabelle1.A2" office:value-type="string">
            <text:p text:style-name="P3">Stakeholder</text:p>
          </table:table-cell>
          <table:table-cell table:style-name="Tabelle1.B2" office:value-type="string">
            <text:p text:style-name="Table_20_Contents">Benutzer</text:p>
          </table:table-cell>
        </table:table-row>
        <table:table-row>
          <table:table-cell table:style-name="Tabelle1.A2" office:value-type="string">
            <text:p text:style-name="P3">Fachverantwortlicher</text:p>
          </table:table-cell>
          <table:table-cell table:style-name="Tabelle1.B2" office:value-type="string">
            <text:p text:style-name="Table_20_Contents">Nils Dralle</text:p>
          </table:table-cell>
        </table:table-row>
        <text:soft-page-break/>
        <table:table-row>
          <table:table-cell table:style-name="Tabelle1.A2" office:value-type="string">
            <text:p text:style-name="P3">Vorbedingungen</text:p>
          </table:table-cell>
          <table:table-cell table:style-name="Tabelle1.B2" office:value-type="string">
            <text:p text:style-name="Table_20_Contents">Die Software muss installiert sein und wurde gestartet und Bluetooth muss aktiviert sein. Desweiteren muss eine Verbindung zu einem anderen Endgerät hergestellt sein.</text:p>
          </table:table-cell>
        </table:table-row>
        <table:table-row>
          <table:table-cell table:style-name="Tabelle1.A2" office:value-type="string">
            <text:p text:style-name="P3">Nachbedingungen</text:p>
          </table:table-cell>
          <table:table-cell table:style-name="Tabelle1.B2" office:value-type="string">
            <text:p text:style-name="Table_20_Contents">Nachricht wurde gesendet</text:p>
          </table:table-cell>
        </table:table-row>
        <table:table-row>
          <table:table-cell table:style-name="Tabelle1.A2" office:value-type="string">
            <text:p text:style-name="P3">Typischer Ablauf</text:p>
          </table:table-cell>
          <table:table-cell table:style-name="Tabelle1.B2" office:value-type="string">
            <text:p text:style-name="Table_20_Contents">1. Der Benutzer ist in der Eingabemaske um eine Nachricht zu versenden</text:p>
            <text:p text:style-name="Table_20_Contents">2. Der Benutzer macht eine Eingabe</text:p>
            <text:p text:style-name="Table_20_Contents">3. Die Eingabe wird nach Abschicken verschlüsselt</text:p>
          </table:table-cell>
        </table:table-row>
        <table:table-row>
          <table:table-cell table:style-name="Tabelle1.A2" office:value-type="string">
            <text:p text:style-name="P3">Verknüpfung</text:p>
          </table:table-cell>
          <table:table-cell table:style-name="Tabelle1.B2" office:value-type="string">
            <text:p text:style-name="P5">UC3 Nachricht verschlüsseln</text:p>
          </table:table-cell>
        </table:table-row>
        <table:table-row>
          <table:table-cell table:style-name="Tabelle1.A2" office:value-type="string">
            <text:p text:style-name="P3">Alternativer Ablauf</text:p>
          </table:table-cell>
          <table:table-cell table:style-name="Tabelle1.B2" office:value-type="string">
            <text:p text:style-name="Table_20_Contents">3.1 Die Bluetoothverbindung wird unterbrochen</text:p>
            <text:p text:style-name="Table_20_Contents">3.2 Fehlermeldung wird ausgegben</text:p>
          </table:table-cell>
        </table:table-row>
        <table:table-row>
          <table:table-cell table:style-name="Tabelle1.A2" office:value-type="string">
            <text:p text:style-name="P3">Kategorie</text:p>
          </table:table-cell>
          <table:table-cell table:style-name="Tabelle1.B2" office:value-type="string">
            <text:p text:style-name="Table_20_Contents">primär</text:p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Name des Use Case</text:p>
          </table:table-cell>
          <table:table-cell table:style-name="Tabelle2.B1" office:value-type="string">
            <text:p text:style-name="P4">Nachricht verschlüsseln</text:p>
          </table:table-cell>
        </table:table-row>
        <table:table-row>
          <table:table-cell table:style-name="Tabelle2.A2" office:value-type="string">
            <text:p text:style-name="P3">Nummer</text:p>
          </table:table-cell>
          <table:table-cell table:style-name="Tabelle2.B2" office:value-type="string">
            <text:p text:style-name="Table_20_Contents">UC3_1</text:p>
          </table:table-cell>
        </table:table-row>
        <table:table-row>
          <table:table-cell table:style-name="Tabelle2.A2" office:value-type="string">
            <text:p text:style-name="P3">Autor</text:p>
          </table:table-cell>
          <table:table-cell table:style-name="Tabelle2.B2" office:value-type="string">
            <text:p text:style-name="Table_20_Contents">Niklas Röhling</text:p>
          </table:table-cell>
        </table:table-row>
        <table:table-row>
          <table:table-cell table:style-name="Tabelle2.A2" office:value-type="string">
            <text:p text:style-name="P3">Version</text:p>
          </table:table-cell>
          <table:table-cell table:style-name="Tabelle2.B2" office:value-type="string">
            <text:p text:style-name="Table_20_Contents">1.0, 15.05.16</text:p>
          </table:table-cell>
        </table:table-row>
        <table:table-row>
          <table:table-cell table:style-name="Tabelle2.A2" office:value-type="string">
            <text:p text:style-name="P3">Kurzbeschreibung</text:p>
          </table:table-cell>
          <table:table-cell table:style-name="Tabelle2.B2" office:value-type="string">
            <text:p text:style-name="Table_20_Contents">Das System muss die Nachrichten zwischen den Endgeräten verschlüsseln</text:p>
          </table:table-cell>
        </table:table-row>
        <table:table-row>
          <table:table-cell table:style-name="Tabelle2.A2" office:value-type="string">
            <text:p text:style-name="P3">Stakeholder</text:p>
          </table:table-cell>
          <table:table-cell table:style-name="Tabelle2.B2" office:value-type="string">
            <text:p text:style-name="Table_20_Contents">System</text:p>
          </table:table-cell>
        </table:table-row>
        <table:table-row>
          <table:table-cell table:style-name="Tabelle2.A2" office:value-type="string">
            <text:p text:style-name="P3">Fachverantwortlicher</text:p>
          </table:table-cell>
          <table:table-cell table:style-name="Tabelle2.B2" office:value-type="string">
            <text:p text:style-name="Table_20_Contents">Niklas Röhling</text:p>
          </table:table-cell>
        </table:table-row>
        <table:table-row>
          <table:table-cell table:style-name="Tabelle2.A2" office:value-type="string">
            <text:p text:style-name="P3">Vorbedingungen</text:p>
          </table:table-cell>
          <table:table-cell table:style-name="Tabelle2.B2" office:value-type="string">
            <text:p text:style-name="Table_20_Contents">Die Software muss installiert sein und wurde gestartet.</text:p>
            <text:p text:style-name="Table_20_Contents">Die Nachricht muss abgeschickt worden sein.</text:p>
          </table:table-cell>
        </table:table-row>
        <table:table-row>
          <table:table-cell table:style-name="Tabelle2.A2" office:value-type="string">
            <text:p text:style-name="P3">Nachbedingungen</text:p>
          </table:table-cell>
          <table:table-cell table:style-name="Tabelle2.B2" office:value-type="string">
            <text:p text:style-name="Table_20_Contents">Nachricht wurde verschlüsselt</text:p>
          </table:table-cell>
        </table:table-row>
        <table:table-row>
          <table:table-cell table:style-name="Tabelle2.A2" office:value-type="string">
            <text:p text:style-name="P3">Typischer Ablauf</text:p>
          </table:table-cell>
          <table:table-cell table:style-name="Tabelle2.B2" office:value-type="string">
            <text:p text:style-name="Table_20_Contents">1. Der Benutzer startet die Software</text:p>
            <text:p text:style-name="Table_20_Contents">2. Das System überprüft, ob Bluetooth aktiviert ist</text:p>
            <text:p text:style-name="Table_20_Contents">3. Das System fragt den Benutzer, ob er Bluetooth aktivieren möchte</text:p>
            <text:p text:style-name="Table_20_Contents">4. Bluetooth ist aktiviert</text:p>
          </table:table-cell>
        </table:table-row>
        <table:table-row>
          <table:table-cell table:style-name="Tabelle2.A2" office:value-type="string">
            <text:p text:style-name="P3">Alternativer Ablauf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3">Kategorie</text:p>
          </table:table-cell>
          <table:table-cell table:style-name="Tabelle2.B2" office:value-type="string">
            <text:p text:style-name="Table_20_Contents">primär</text:p>
          </table:table-cell>
        </table:table-row>
      </table:table>
      <text:p text:style-name="P1"/>
      <text:p text:style-name="P1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">Name des Use Case</text:p>
          </table:table-cell>
          <table:table-cell table:style-name="Tabelle3.B1" office:value-type="string">
            <text:p text:style-name="P4">Nachricht entschlüsseln</text:p>
          </table:table-cell>
        </table:table-row>
        <table:table-row>
          <table:table-cell table:style-name="Tabelle3.A2" office:value-type="string">
            <text:p text:style-name="P3">Nummer</text:p>
          </table:table-cell>
          <table:table-cell table:style-name="Tabelle3.B2" office:value-type="string">
            <text:p text:style-name="Table_20_Contents">UC3_2</text:p>
          </table:table-cell>
        </table:table-row>
        <table:table-row>
          <table:table-cell table:style-name="Tabelle3.A2" office:value-type="string">
            <text:p text:style-name="P3">Autor</text:p>
          </table:table-cell>
          <table:table-cell table:style-name="Tabelle3.B2" office:value-type="string">
            <text:p text:style-name="Table_20_Contents">Niklas Röhling</text:p>
          </table:table-cell>
        </table:table-row>
        <table:table-row>
          <table:table-cell table:style-name="Tabelle3.A2" office:value-type="string">
            <text:p text:style-name="P3">Version</text:p>
          </table:table-cell>
          <table:table-cell table:style-name="Tabelle3.B2" office:value-type="string">
            <text:p text:style-name="Table_20_Contents">1.0, 15.05.16</text:p>
          </table:table-cell>
        </table:table-row>
        <table:table-row>
          <table:table-cell table:style-name="Tabelle3.A2" office:value-type="string">
            <text:p text:style-name="P3">Kurzbeschreibung</text:p>
          </table:table-cell>
          <table:table-cell table:style-name="Tabelle3.B2" office:value-type="string">
            <text:p text:style-name="Table_20_Contents">Das System muss die Nachrichten zwischen den Endgeräten entschlüsseln</text:p>
          </table:table-cell>
        </table:table-row>
        <table:table-row>
          <table:table-cell table:style-name="Tabelle3.A2" office:value-type="string">
            <text:p text:style-name="P3">Stakeholder</text:p>
          </table:table-cell>
          <table:table-cell table:style-name="Tabelle3.B2" office:value-type="string">
            <text:p text:style-name="Table_20_Contents">System</text:p>
          </table:table-cell>
        </table:table-row>
        <table:table-row>
          <table:table-cell table:style-name="Tabelle3.A2" office:value-type="string">
            <text:p text:style-name="P3">Fachverantwortlicher</text:p>
          </table:table-cell>
          <table:table-cell table:style-name="Tabelle3.B2" office:value-type="string">
            <text:p text:style-name="Table_20_Contents">Niklas Röhling</text:p>
          </table:table-cell>
        </table:table-row>
        <table:table-row>
          <table:table-cell table:style-name="Tabelle3.A2" office:value-type="string">
            <text:p text:style-name="P3">Vorbedingungen</text:p>
          </table:table-cell>
          <table:table-cell table:style-name="Tabelle3.B2" office:value-type="string">
            <text:p text:style-name="Table_20_Contents">Die Software muss installiert sein und wurde gestartet.</text:p>
          </table:table-cell>
        </table:table-row>
        <table:table-row>
          <table:table-cell table:style-name="Tabelle3.A2" office:value-type="string">
            <text:p text:style-name="P3">Nachbedingungen</text:p>
          </table:table-cell>
          <table:table-cell table:style-name="Tabelle3.B2" office:value-type="string">
            <text:p text:style-name="Table_20_Contents">Bluetooth wurde aktiviert</text:p>
          </table:table-cell>
        </table:table-row>
        <table:table-row>
          <table:table-cell table:style-name="Tabelle3.A2" office:value-type="string">
            <text:p text:style-name="P3">Typischer Ablauf</text:p>
          </table:table-cell>
          <table:table-cell table:style-name="Tabelle3.B2" office:value-type="string">
            <text:p text:style-name="Table_20_Contents">1. Der Benutzer startet die Software</text:p>
            <text:p text:style-name="Table_20_Contents"><text:soft-page-break/>2. Das System überprüft, ob Bluetooth aktiviert ist</text:p>
            <text:p text:style-name="Table_20_Contents">3. Das System fragt den Benutzer, ob er Bluetooth aktivieren möchte</text:p>
            <text:p text:style-name="Table_20_Contents">4. Bluetooth ist aktiviert</text:p>
          </table:table-cell>
        </table:table-row>
        <table:table-row>
          <table:table-cell table:style-name="Tabelle3.A2" office:value-type="string">
            <text:p text:style-name="P3">Alternativer Ablauf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3">Kategorie</text:p>
          </table:table-cell>
          <table:table-cell table:style-name="Tabelle3.B2" office:value-type="string">
            <text:p text:style-name="Table_20_Contents">primä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7M48S</meta:editing-duration>
    <meta:editing-cycles>41</meta:editing-cycles>
    <meta:generator>OpenOffice/4.1.1$Win32 OpenOffice.org_project/411m6$Build-9775</meta:generator>
    <dc:date>2016-07-01T12:17:54.27</dc:date>
    <meta:document-statistic meta:table-count="4" meta:image-count="0" meta:object-count="0" meta:page-count="3" meta:paragraph-count="118" meta:word-count="411" meta:character-count="3010"/>
    <meta:user-defined meta:name="Info 1"/>
    <meta:user-defined meta:name="Info 2"/>
    <meta:user-defined meta:name="Info 3"/>
    <meta:user-defined meta:name="Info 4"/>
  </office:meta>
</office:document-meta>
</file>